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Heading_20_2">
      <style:text-properties fo:language="en" fo:country="US"/>
    </style:style>
    <style:style style:name="P3" style:family="paragraph" style:parent-style-name="Parameter">
      <style:text-properties fo:font-style="normal" style:font-style-asian="normal"/>
    </style:style>
    <style:style style:name="P4" style:family="paragraph" style:parent-style-name="Parameter">
      <style:paragraph-properties fo:margin-left="0cm" fo:margin-right="0cm" fo:text-indent="0cm" style:auto-text-indent="false"/>
    </style:style>
    <style:style style:name="P5" style:family="paragraph" style:parent-style-name="Parameter">
      <style:paragraph-properties fo:margin-left="0cm" fo:margin-right="0cm" fo:text-indent="0cm" style:auto-text-indent="false"/>
      <style:text-properties fo:font-style="normal" style:font-style-asian="normal"/>
    </style:style>
    <style:style style:name="P6" style:family="paragraph" style:parent-style-name="Standard">
      <style:text-properties fo:language="en" fo:country="US"/>
    </style:style>
    <style:style style:name="P7" style:family="paragraph" style:parent-style-name="Standard">
      <style:paragraph-properties>
        <style:tab-stops>
          <style:tab-stop style:position="1.588cm"/>
        </style:tab-stops>
      </style:paragraph-properties>
    </style:style>
    <style:style style:name="P8"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9" style:family="paragraph" style:parent-style-name="Standard">
      <style:paragraph-properties fo:margin-left="2.858cm" fo:margin-right="0cm" fo:text-indent="-2.858cm" style:auto-text-indent="false"/>
    </style:style>
    <style:style style:name="P10" style:family="paragraph" style:parent-style-name="Standard">
      <style:text-properties fo:language="en" fo:country="US"/>
    </style:style>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Heading_20_1" style:master-page-name="Standard">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style>
    <style:style style:name="T8" style:family="text">
      <style:text-properties fo:font-style="normal" fo:font-weight="bold" style:font-style-asian="normal" style:font-weight-asian="bold" style:font-weight-complex="bold"/>
    </style:style>
    <style:style style:name="T9" style:family="text">
      <style:text-properties style:font-name="Courier New" fo:font-style="normal" style:font-style-asian="normal" style:font-name-complex="Courier New"/>
    </style:style>
    <style:style style:name="T10" style:family="text">
      <style:text-properties style:font-name="Courier New" fo:language="en" fo:country="US" style:font-name-complex="Courier New"/>
    </style:style>
    <style:style style:name="T11" style:family="text">
      <style:text-properties style:font-name="Courier New" fo:language="en" fo:country="US" fo:font-style="normal" style:font-style-asian="normal" style:font-name-complex="Courier New"/>
    </style:style>
    <style:style style:name="T12" style:family="text">
      <style:text-properties style:text-position="sub 58%" fo:language="en" fo:country="US"/>
    </style:style>
    <style:style style:name="T13" style:family="text">
      <style:text-properties style:text-position="super 58%"/>
    </style:style>
    <style:style style:name="T14" style:family="text">
      <style:text-properties style:text-position="super 58%" fo:language="en" fo:country="U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orrelation between the various screen description options of the RenderMan Interface</text:h>
      <text:h text:style-name="P2" text:outline-level="2">Physical display description (pixel coordinates)</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7">Gives the literal name of the output device.</text:span></text:p>
      <text:p text:style-name="Parameter">type:<text:tab/><text:span text:style-name="T7">The type of the output device like “</text:span><text:span text:style-name="T9">framebuffer</text:span><text:span text:style-name="T7">” and “</text:span><text:span text:style-name="T9">file</text:span><text:span text:style-name="T7">”.</text:span></text:p>
      <text:p text:style-name="Parameter">mode:<text:tab/><text:span text:style-name="T7">The channels: “</text:span><text:span text:style-name="T9">rgbaz</text:span><text:span text:style-name="T7">”, “</text:span><text:span text:style-name="T9">rgba</text:span><text:span text:style-name="T7">”, “</text:span><text:span text:style-name="T9">rgbz</text:span><text:span text:style-name="T7">”, “</text:span><text:span text:style-name="T9">rgb</text:span><text:span text:style-name="T7">”, “</text:span><text:span text:style-name="T9">a</text:span><text:span text:style-name="T7">”, “</text:span><text:span text:style-name="T9">z</text:span><text:span text:style-name="T7">”. User defined channels can be specified by using the </text:span><text:span text:style-name="T8">RiDisplayChannel</text:span><text:span text:style-name="T7"> command. Channels can be separated by a comma ',', like “</text:span><text:span text:style-name="T9">rgb,z</text:span><text:span text:style-name="T7">”.</text:span></text:p>
      <text:p text:style-name="P6"/>
      <text:p text:style-name="Standard"><text:span text:style-name="T1">The parameter list can contain an optional parameter “</text:span><text:span text:style-name="T10">origin</text:span><text:span text:style-name="T1">” [</text:span><text:span text:style-name="T4">RtInt</text:span><text:span text:style-name="T1">, </text:span><text:span text:style-name="T4">RtInt</text:span><text:span text:style-name="T1">] for the output (the physical image), that’s an offset [left, top] from top left to bottom right corner, measured in pixels. This origin is eventually not available if the output device is a file. The default value is [0, 0], that is the upper left corner. A special display can have standard values for width, height and pixel aspect ratio, that can be used, if </text:span><text:span text:style-name="T5">RiFormat</text:span><text:span text:style-name="T1"> is not called. If the </text:span><text:span text:style-name="T3">pixelaspect</text:span><text:span text:style-name="T1"> value of </text:span><text:span text:style-name="T5">RiFormat</text:span><text:span text:style-name="T1"> is -1 the standard pixel aspect ratio of the display can be used.</text:span></text:p>
      <text:p text:style-name="P6"/>
      <text:p text:style-name="Standard"><text:span text:style-name="T1">Multiple displays can be chosen, if a “+” sign is the first character in </text:span><text:span text:style-name="T2">name</text:span><text:span text:style-name="T1">. The first display is used for default values of RiFormat. Therefore, the displays should have the same physical layout, at least have the same pixel aspect ratio.</text:span></text:p>
      <text:h text:style-name="P2" text:outline-level="2">Display channel description</text:h>
      <text:h text:style-name="Heading_20_3" text:outline-level="3"><text:span text:style-name="T2">RiDisplayChannel(</text:span><text:span text:style-name="T1">RtToken channel</text:span><text:span text:style-name="T2">, …)</text:span><text:span text:style-name="T1">: User defined mode of a display.</text:span></text:h>
      <text:p text:style-name="Standard"><text:span text:style-name="T1">Inline definition of a display channel with optional parameters like filters. The channel must be a value that is present to the renderer, like “</text:span><text:span text:style-name="T10">varying normal N</text:span><text:span text:style-name="T1">”. The name without the type definition can then be used as part of </text:span><text:span text:style-name="T3">mode</text:span><text:span text:style-name="T1"> in </text:span><text:span text:style-name="T5">RiDisplay</text:span><text:span text:style-name="T1">.</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text:span></text:h>
      <text:p text:style-name="Parameter">xres:<text:tab/><text:span text:style-name="T7">Width of the output window, measured in pixels.</text:span></text:p>
      <text:p text:style-name="Parameter">yres:<text:tab/><text:span text:style-name="T7">Height of the output window, measured in pixels.</text:span></text:p>
      <text:p text:style-name="Parameter">pixelaspect:<text:tab/><text:span text:style-name="T7">Pixel aspect ratio (pixelwidth/pixelheight) of the output device. A negative value can be used to get the current ratio from the physical display description (see </text:span><text:span text:style-name="T8">RiDisplay</text:span><text:span text:style-name="T7">).</text:span></text:p>
      <text:p text:style-name="P6"/>
      <text:p text:style-name="P6">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text:p>
      <text:h text:style-name="P1" text:outline-level="3">RiFrameAspectRatio(RtFloat aspect): Sets the frame aspect ratio of the frame.</text:h>
      <text:p text:style-name="Parameter">aspect:<text:span text:style-name="T7"><text:tab/>The aspect ratio of the final image. </text:span>aspect<text:span text:style-name="T7"> &gt; 0.0.</text:span></text:p>
      <text:p text:style-name="P6"/>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 </text:span><text:span text:style-name="T2">aspect</text:span><text:span text:style-name="T1"> will match the values of </text:span><text:span text:style-name="T4">RiFormat</text:span><text:span text:style-name="T1">. If you choose a frame aspect ratio that does not match the display coordinates, the image coordinates will be smaller on either the bottom or the right edge –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4">RiFormat</text:span><text:span text:style-name="T1">) is chosen correctly to match the one of the display. E.g., if you choose </text:span><text:span text:style-name="T2">aspect</text:span><text:span text:style-name="T1"> = 16.0/9.0 you’ll get a 16.0/9.0 output.</text:span></text:p>
      <text:h text:style-name="P2"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text:span></text:h>
      <text:p text:style-name="Parameter">left:<text:tab/><text:span text:style-name="T7">The coordinates for the left edge of the image.</text:span></text:p>
      <text:p text:style-name="Parameter">right:<text:tab/><text:span text:style-name="T7">The coordinates for the right edge of the image.</text:span></text:p>
      <text:p text:style-name="Parameter">top:<text:tab/><text:span text:style-name="T7">The coordinates for the top edge of the image.</text:span></text:p>
      <text:p text:style-name="Parameter">bottom:<text:tab/><text:span text:style-name="T7">The coordinates for the bottom edge of the image.</text:span></text:p>
      <text:p text:style-name="P6"/>
      <text:p text:style-name="P9"><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6"/>
      <text:p text:style-name="Standard"><text:span text:style-name="T4">RiScreenWindows</text:span><text:span text:style-name="T1"> is used to set the screen coordinates for the extension of the front view explicitly. If the coordinates do not correspond with the frame aspect ratio, distortion will occur. The screen coordinates are are given in camera space, the front view is always in a distance of 1.0 units (positive z axis in camera space) away from the view point.</text:span></text:p>
      <text:p text:style-name="P6"/>
      <text:p text:style-name="P6">The default values for the screen coordinates are chosen in a way that their range -1.0 and 1.0 matches the larger side either left to right or bottom to top. The other range is calculated in a way that there will be no visible distortion at the final frame at the physical display.</text:p>
      <text:p text:style-name="P6"/>
      <text:p text:style-name="P6">If the image is physical wider than high:</text:p>
      <text:p text:style-name="P6"/>
      <text:p text:style-name="P7"><text:span text:style-name="T2">left</text:span><text:span text:style-name="T1"><text:tab/>= -1.0</text:span></text:p>
      <text:p text:style-name="P7"><text:span text:style-name="T2">right</text:span><text:span text:style-name="T1"><text:tab/>= -1.0</text:span></text:p>
      <text:p text:style-name="P7"><text:span text:style-name="T2">top</text:span><text:span text:style-name="T1"><text:tab/>= 1.0 / </text:span><text:span text:style-name="T2">frameaspect</text:span></text:p>
      <text:p text:style-name="P7"><text:span text:style-name="T2">bottom</text:span><text:span text:style-name="T1"><text:tab/>= -1.0 / </text:span><text:span text:style-name="T2">frameaspect</text:span></text:p>
      <text:p text:style-name="P6"/>
      <text:p text:style-name="P6">If the image is physical higher than wide:</text:p>
      <text:p text:style-name="P6"/>
      <text:p text:style-name="P7"><text:span text:style-name="T2">left</text:span><text:span text:style-name="T1"><text:tab/>= -</text:span><text:span text:style-name="T2">frameaspect</text:span></text:p>
      <text:p text:style-name="P7"><text:span text:style-name="T2">right</text:span><text:span text:style-name="T1"><text:tab/>= </text:span><text:span text:style-name="T2">frameaspect</text:span></text:p>
      <text:p text:style-name="P7"><text:span text:style-name="T2">top</text:span><text:span text:style-name="T1"><text:tab/>= 1.0</text:span></text:p>
      <text:p text:style-name="P7"><text:span text:style-name="T2">bottom</text:span><text:span text:style-name="T1"><text:tab/>= -1.0</text:span></text:p>
      <text:h text:style-name="Heading_20_3" text:outline-level="3"><text:span text:style-name="T2">RiProjection</text:span><text:span text:style-name="T1">(RtToken </text:span><text:span text:style-name="T2">name</text:span><text:span text:style-name="T1">, …): Appends a projection matrix to the current transformation matrix to get the camera screen projection.</text:span></text:h>
      <text:p text:style-name="Parameter">name:<text:tab/><text:span text:style-name="T7">Type of the projection: “</text:span><text:span text:style-name="T9">orthographic</text:span><text:span text:style-name="T7">”, “</text:span><text:span text:style-name="T9">perspective</text:span><text:span text:style-name="T7">”, “</text:span><text:span text:style-name="T9">null</text:span><text:span text:style-name="T7">”.</text:span></text:p>
      <text:p text:style-name="P6"/>
      <text:p text:style-name="Standard"><text:span text:style-name="T1">The parameter list can contain an optional “</text:span><text:span text:style-name="T10">fov</text:span><text:span text:style-name="T1">” [</text:span><text:span text:style-name="T5">RtFloat</text:span><text:span text:style-name="T1">] parameter (&gt;0, &lt; 180.0) for the field of view of the “</text:span><text:span text:style-name="T10">perspective</text:span><text:span text:style-name="T1">” projection. The field of view will be used for the smaller edge of the front of the viewing frustum (screen coordinates), the angle for the larger side will be calculated according to the frame aspect ratio. If the fov is missing, the screen coordinates (either set explicitly or calculated by the frame aspect ratio) are used to calculate this angle: fov = 2 tan</text:span><text:span text:style-name="T14">-1</text:span><text:span text:style-name="T1">(length/2). Therefore, the default field of view for the perspective projection is 90°, if the default screen window is not changed (length=2, normally the height). The distant to the front view plane is always fixed to a value of 1.0 (positive z axis in camera space). The orthographic projection simply uses the screen coordinates for viewing. The near clipping plane is projected to z = 0.0, the far clipping plane is projected to the distance 1.0. You can use the “</text:span><text:span text:style-name="T11">null</text:span><text:span text:style-name="T1">” projection to use the CTM as projection matrix. The default projection is “</text:span><text:span text:style-name="T11">orthographic</text:span><text:span text:style-name="T1">”.</text:span></text:p>
      <text:h text:style-name="P2" text:outline-level="2">The crop window (normalized display coordinates NDC)</text:h>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text:span></text:h>
      <text:p text:style-name="Parameter">xmin:<text:tab/><text:span text:style-name="T7">Minimal x coordinate (left edge)</text:span></text:p>
      <text:p text:style-name="Parameter">xmax:<text:tab/><text:span text:style-name="T7">Maximal x coordinate (right edge)</text:span></text:p>
      <text:p text:style-name="Parameter">ymin:<text:tab/><text:span text:style-name="T7">Minimal y coordinate (bottom edge)</text:span></text:p>
      <text:p text:style-name="Parameter">ymax:<text:tab/><text:span text:style-name="T7">Maximal x coordinate (top edge)</text:span></text:p>
      <text:p text:style-name="P3"/>
      <text:p text:style-name="P4"><text:span text:style-name="T7">0.0 &lt;= </text:span>xmin<text:span text:style-name="T7"> &lt;= </text:span>xmax<text:span text:style-name="T7"> &lt;= 1.0 and 0.0 &lt;= </text:span>ymin<text:span text:style-name="T7"> &lt;= </text:span>xmax<text:span text:style-name="T7"> &lt;= 1.0</text:span></text:p>
      <text:p text:style-name="P5"/>
      <text:p text:style-name="Standard"><text:span text:style-name="T1">Two crop windows have the property, that the images will fit together seamlessly at their x-edges if </text:span><text:span text:style-name="T2">xmin</text:span><text:span text:style-name="T12">i</text:span><text:span text:style-name="T1"> = </text:span><text:span text:style-name="T2">xmax</text:span><text:span text:style-name="T12">i-1</text:span><text:span text:style-name="T1"> and at their y-edges if </text:span><text:span text:style-name="T2">ymin</text:span><text:span text:style-name="T12">i</text:span><text:span text:style-name="T1"> = </text:span><text:span text:style-name="T2">ymax</text:span><text:span text:style-name="T12">i-1</text:span><text:span text:style-name="T1">. Therefore you can render images in stripes or tiles and fit them together afterwards. The coordinates are given in NDC (normalized display coordinates). NDC ranges from 0.0 to 1.0 in two dimensions and map to the screen coordinates.</text:span></text:p>
      <text:h text:style-name="P2" text:outline-level="2">Literature</text:h>
      <text:list text:style-name="L1">
        <text:list-item>
          <text:p text:style-name="P11"><text:span text:style-name="T6">Pixar Animation Studios</text:span>, Pixar's RenderMan Users's Manual <text:span text:style-name="Internet_20_link">https://renderman.pixar.com/forum/docs/RfM_1.0/RenderMan_Manual/users_guide/index.php</text:span></text:p>
        </text:list-item>
        <text:list-item>
          <text:p text:style-name="P11"><text:span text:style-name="T6">Pixar Animation Studios</text:span>, PhotoRealistic RenderMan Application Note #10, The Viewing Transformation <text:span text:style-name="Internet_20_link">https://renderman.pixar.com/forum/docs/RfM_1.0/RenderMan_Manual/AppNotes/appnote.10.php</text:span></text:p>
        </text:list-item>
        <text:list-item>
          <text:p text:style-name="P11"><text:span text:style-name="T6">Upstill, Steve</text:span>: The RenderMan Companion, Addison-Wesley Professional, 1990, ISBN 978-0201508680</text:p>
        </text:list-item>
        <text:list-item>
          <text:p text:style-name="P11"><text:span text:style-name="T6">Apodaca, Anthony A.; Gritz, Larry</text:span>: Advanced RenderMan, Morgan Kaufmann, 1999, ISBN 978-1558606180</text:p>
        </text:list-item>
      </text:list>
      <text:p text:style-name="P8"/>
      <text:p text:style-name="P8">RenderMan<text:span text:style-name="T13">®</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3-17T14:32:27</dc:date>
    <dc:language>de-DE</dc:language>
    <meta:editing-cycles>40</meta:editing-cycles>
    <meta:editing-duration>PT3H28M13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0" meta:object-count="0" meta:page-count="3" meta:paragraph-count="55" meta:word-count="1142" meta:character-count="7039"/>
  </office:meta>
</office:document-meta>
</file>